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53BA33127BDA221A.png" manifest:media-type="image/png"/>
  <manifest:file-entry manifest:full-path="Pictures/100000000000078000000438685356C16930A9B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5.218cm, 2.323cm, 4.67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4.596cm, 4.318cm, 4.59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1.141cm" svg:y="0.071cm" svg:width="15.501cm" svg:height="21.332cm" draw:z-index="0"><draw:image xlink:href="Pictures/10000000000007800000043853BA33127BDA221A.png" xlink:type="simple" xlink:show="embed" xlink:actuate="onLoad" draw:mime-type="image/png"/></draw:frame></text:p>
      <text:p text:style-name="Standard"/>
      <text:p text:style-name="Standard"/>
      <text:p text:style-name="P1"><text:s text:c="63"/></text:p>
      <text:p text:style-name="P1"/>
      <text:p text:style-name="P1"/>
      <text:p text:style-name="P1"/>
      <text:p text:style-name="P1"/>
      <text:p text:style-name="P1"><text:soft-page-break/><text:s text:c="65"/><draw:frame draw:style-name="fr1" draw:name="Image2" text:anchor-type="char" svg:x="0.587cm" svg:y="0cm" svg:width="15.06cm" svg:height="23.573cm" draw:z-index="1"><draw:image xlink:href="Pictures/100000000000078000000438685356C16930A9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6T09:48:00.274000000</meta:creation-date>
    <dc:date>2022-11-16T09:51:59.726000000</dc:date>
    <meta:editing-duration>PT4M1S</meta:editing-duration>
    <meta:editing-cycles>1</meta:editing-cycles>
    <meta:document-statistic meta:table-count="0" meta:image-count="2" meta:object-count="0" meta:page-count="2" meta:paragraph-count="2" meta:word-count="0" meta:character-count="128" meta:non-whitespace-character-count="0"/>
    <meta:generator>LibreOffice/7.3.5.2$Windows_X86_64 LibreOffice_project/184fe81b8c8c30d8b5082578aee2fed2ea847c01</meta:generator>
  </office:meta>
</office:document-meta>
</file>